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30A00000112CCD74D31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95cm" svg:x="0.239cm" svg:y="0.656cm">
          <draw:image xlink:href="Pictures/200000020000030A00000112CCD74D31.eps" xlink:type="simple" xlink:show="embed" xlink:actuate="onLoad">
            <text:p/>
          </draw:image>
        </draw:frame>
        <draw:frame draw:style-name="gr2" draw:text-style-name="P2" draw:layer="layout" svg:width="0.862cm" svg:height="0.582cm" svg:x="5.615cm" svg:y="1.323cm">
          <draw:text-box>
            <text:p><text:span text:style-name="T1">برآمد</text:span></text:p>
          </draw:text-box>
        </draw:frame>
        <draw:frame draw:style-name="gr2" draw:text-style-name="P2" draw:layer="layout" svg:width="0.862cm" svg:height="0.582cm" svg:x="7.774cm" svg:y="2.286cm">
          <draw:text-box>
            <text:p><text:span text:style-name="T1">برآمد</text:span></text:p>
          </draw:text-box>
        </draw:frame>
        <draw:frame draw:style-name="gr2" draw:text-style-name="P2" draw:layer="layout" svg:width="0.896cm" svg:height="0.582cm" svg:x="6.089cm" svg:y="2.286cm">
          <draw:text-box>
            <text:p><text:span text:style-name="T1">درآمد</text:span></text:p>
          </draw:text-box>
        </draw:frame>
        <draw:frame draw:style-name="gr2" draw:text-style-name="P2" draw:layer="layout" svg:width="0.896cm" svg:height="0.582cm" svg:x="0.247cm" svg:y="1.27cm">
          <draw:text-box>
            <text:p><text:span text:style-name="T1">درآمد</text:span></text:p>
          </draw:text-box>
        </draw:frame>
        <draw:frame draw:style-name="gr2" draw:text-style-name="P2" draw:layer="layout" svg:width="0.849cm" svg:height="0.582cm" svg:x="7.025cm" svg:y="2.339cm">
          <draw:text-box>
            <text:p><text:span text:style-name="T1">اکائی</text:span></text:p>
          </draw:text-box>
        </draw:frame>
        <draw:frame draw:style-name="gr2" draw:text-style-name="P2" draw:layer="layout" svg:width="1.027cm" svg:height="0.582cm" svg:x="6.858cm" svg:y="1.577cm">
          <draw:text-box>
            <text:p><text:span text:style-name="T1">منتخب</text:span></text:p>
          </draw:text-box>
        </draw:frame>
        <draw:frame draw:style-name="gr3" draw:layer="layout" svg:width="0.937cm" svg:height="0.329cm" svg:x="6.985cm" svg:y="3.2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937cm" svg:height="0.329cm" svg:x="3.635cm" svg:y="3.2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027cm" svg:height="0.582cm" svg:x="3.429cm" svg:y="0.561cm">
          <draw:text-box>
            <text:p><text:span text:style-name="T1">منتخ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2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9T11:19:47</dc:date>
    <dc:creator>kkk </dc:creator>
    <meta:generator>LibreOffice/3.3$Linux LibreOffice_project/330m19$Build-401</meta:generator>
    <meta:editing-duration>PT8H58M33S</meta:editing-duration>
    <meta:editing-cycles>43</meta:editing-cycles>
    <meta:document-statistic meta:object-count="10"/>
  </office:meta>
</office:document-meta>
</file>

<file path=Object 1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

<file path=Object 2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